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margin-left="1.258cm" fo:margin-right="0cm" fo:text-indent="0cm" style:auto-text-indent="false"/>
      <style:text-properties style:font-name="Times New Roman" fo:font-size="10pt" style:font-size-asian="10pt" style:font-size-complex="10pt"/>
    </style:style>
    <style:style style:name="P12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13" style:family="paragraph" style:parent-style-name="Text_20_body" style:list-style-name="WW8Num7">
      <style:text-properties style:font-name="Times New Roman"/>
    </style:style>
    <style:style style:name="P14" style:family="paragraph" style:parent-style-name="Text_20_body" style:list-style-name="L2">
      <style:text-properties style:font-name="Times New Roman"/>
    </style:style>
    <style:style style:name="P15" style:family="paragraph" style:parent-style-name="Text_20_body" style:list-style-name="L1">
      <style:paragraph-properties fo:margin-left="1.875cm" fo:margin-right="0cm" fo:text-indent="0cm" style:auto-text-indent="false"/>
      <style:text-properties style:font-name="Times New Roman" fo:font-size="10pt" style:font-size-asian="10pt" style:font-size-complex="10pt"/>
    </style:style>
    <style:style style:name="P16" style:family="paragraph" style:parent-style-name="Text_20_body" style:list-style-name="L1">
      <style:paragraph-properties fo:margin-left="2.536cm" fo:margin-right="0cm" fo:text-indent="-0.635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7" style:family="paragraph" style:parent-style-name="Text_20_body" style:list-style-name="L1">
      <style:paragraph-properties fo:margin-left="2.536cm" fo:margin-right="0cm" fo:text-indent="0cm" style:auto-text-indent="false"/>
      <style:text-properties style:font-name="Times New Roman" fo:font-size="10pt" style:font-size-asian="10pt" style:font-size-complex="10pt"/>
    </style:style>
    <style:style style:name="P18" style:family="paragraph" style:parent-style-name="Heading_20_1">
      <style:text-properties style:font-name="Times New Roman"/>
    </style:style>
    <style:style style:name="P19" style:family="paragraph" style:parent-style-name="Heading_20_2">
      <style:text-properties style:font-name="Times New Roman"/>
    </style:style>
    <style:style style:name="P20" style:family="paragraph" style:parent-style-name="Heading_20_2">
      <style:text-properties style:font-name="Times New Roman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pt" fo:country="BR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mória Virtual<text:line-break/>Caso de Uso: Limpar Pendências</text:p>
      <text:h text:style-name="P18" text:outline-level="1">Breve Descrição</text:h>
      <text:p text:style-name="P10">Para melhor entendimento desse caso está sendo criado um ator fictício. O ator fictício “<text:span text:style-name="T8">Tempo</text:span>”, este atua em cooperação com o <text:span text:style-name="T4">relógio</text:span> do sistema que é interno ao sistema ”Memoria Virtual”, atua como sentinela. O mesmo tem por finalidade analisar todos os Casos de Uso que enviam Convite/Notificação ao <text:span text:style-name="T4">usuário</text:span>, isto é, cada um de acordo com a sua finalidade. <text:span text:style-name="T8">Tempo</text:span> atuará todos os dias, verificandos os <text:s/>emails no sistema e<text:span text:style-name="T6"> caso verificado que o “Prazo de Validade” expirou, é realiza a exclusão desses dados no Sistema. </text:span></text:p>
      <text:h text:style-name="P18" text:outline-level="1">Breve Descrição dos Atores</text:h>
      <text:h text:style-name="P20" text:outline-level="2" text:is-list-header="true">-<text:span text:style-name="T7"> </text:span><text:span text:style-name="T9">Tempo </text:span><text:span text:style-name="T10">( o Sistema ): Tem permissão para analisar o Banco de Dados que contém os emails enviados pelo sistema aos </text:span><text:span text:style-name="T5">usuários.</text:span></text:h>
      <text:h text:style-name="P18" text:outline-level="1">Pré-condições</text:h>
      <text:list xml:id="list410790850" text:style-name="L2">
        <text:list-item>
          <text:p text:style-name="P14">relógio do sistema atualizado e operando.</text:p>
        </text:list-item>
      </text:list>
      <text:h text:style-name="P18" text:outline-level="1">Fluxo Básico de eventos</text:h>
      <text:list xml:id="list294878364" text:style-name="WW8Num7">
        <text:list-item>
          <text:p text:style-name="P13"><text:span text:style-name="T8">Tempo</text:span> atuará no sistema a cada virada de dia de acordo com o calendário, um dia tem 24 horas. O mesmo sendo notificado, notificação ocorre a cada mudança de dia, é imediato a realização da análise de todo email Convite/Notificação enviado pelo Administrador/Gerente.</text:p>
        </text:list-item>
        <text:list-item>
          <text:p text:style-name="P13"><text:span text:style-name="T8">Tempo</text:span> constatando que o prazo de validade do email em analise expirou, é realizado a exclusão dessa informação do sistema. Essa analise realiza-se para todos emails registrados no sistema.</text:p>
        </text:list-item>
        <text:list-item>
          <text:p text:style-name="P13">O caso de uso termina.</text:p>
        </text:list-item>
      </text:list>
      <text:h text:style-name="P18" text:outline-level="1">Fluxos Alternativos</text:h>
      <text:h text:style-name="P19" text:outline-level="2" text:is-list-header="true">Fluxo Alternativo 1</text:h>
      <text:p text:style-name="P9">Se no passo 1 do Fluxo Básico, não há nenhum evento de Convite/Notificação enviado a algum usuário, sistema de verificação hiberna.</text:p>
      <text:h text:style-name="P19" text:outline-level="2" text:is-list-header="true">Fluxo Alternativo 2</text:h>
      <text:p text:style-name="P11">Se no passo 2 do Fluxo Básico, após analisado a informação “Prazo de Validade” do email, sentinela atuará da seguinte forma:</text:p>
      <text:list xml:id="list844143231" text:style-name="L1">
        <text:list-item>
          <text:p text:style-name="P15">Email em vigência, segue para o próximo email, caso contrario segue para o item 2.</text:p>
          <text:p text:style-name="P16">1.1. <text:s/>Sendo o email Notificação com prazo em vigêcia, este caso envolve os Casos de Uso - “CDU 03” e “CDU 05” e “CDU 07”. Neste caso, tanto as informações da exclusão da instituição ou em outro caso como a eclusão das informações do usuário, só será excluido caso confirmado pelo segundo Administrador/Gerente. Porém se o segundo Administrador/Gerente clicar em “Cancelar Exclusão” as informações continuará ativo no Sistema.</text:p>
          <text:p text:style-name="P16">1.2. Sendo email convite com prazo em vigência,envolve o caso de uso “CDU 01”, não é realizado nenhuma operação de exclusão, salve a aquele que emitiu o email queira a exclusão do mesmo, senão só após a expiração do email de acordo com Prazo de Validade.</text:p>
        </text:list-item>
        <text:list-item>
          <text:p text:style-name="P15"><text:soft-page-break/>Prazo de Validade expirado, é realizado a verificação do tipo de evento: Convite ou Notificação.</text:p>
          <text:p text:style-name="P17">2.1. <text:s text:c="2"/>Sendo email Convite, este caso envolve o Caso de Uso - “CDU 01”, o mesmo é excluido do Banco de Dados do Sistema sem a confirmação de uma segunda pessoa. Exclusão realizada pelo <text:span text:style-name="T8">Tempo.</text:span></text:p>
          <text:p text:style-name="P17">2.2. <text:s/>Sendo email Notificação, este caso envolve os Casos de Uso - “CDU 03”, “CDU 05” e <text:s/>“CDU 07”. Neste caso, tanto as informações da exclusão da instituição bem como as informações da exclusão do usuário continuará ativo no Sistema, devido o segundo notificador não ter se manifestado pela exclusão das informações e assim também por ter expirado o Prazo.</text:p>
        </text:list-item>
      </text:list>
      <text:h text:style-name="P18" text:outline-level="1">Pós-condições</text:h>
      <text:p text:style-name="P6"><text:tab/>Fluxo Alternativo <text:s/>1: <text:s/><text:span text:style-name="T3">Não ocorre alteração na base de dados do sistema.</text:span></text:p>
      <text:p text:style-name="P6"><text:tab/>Fluxo Alternativo <text:s/>2: Sentinela esta operando no sistema, verificação diaria.</text:p>
      <text:h text:style-name="P18" text:outline-level="1">Requisitos especiais</text:h>
      <text:p text:style-name="P9">Segurança: Manter sempre em operação e atualizado o fuso horário do sistema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- <text:s/>CDU 02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4"><text:s text:c="2"/>Data: <text:s/>03/04/20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5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6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36</meta:editing-cycles>
    <meta:editing-duration>PT23H53M8S</meta:editing-duration>
    <meta:generator>LibreOffice/3.5$Linux_X86_64 LibreOffice_project/350m1$Build-2</meta:generator>
    <dc:date>2012-05-17T22:33:36</dc:date>
    <dc:creator>amaral </dc:creator>
    <meta:document-statistic meta:table-count="2" meta:image-count="1" meta:object-count="0" meta:page-count="2" meta:paragraph-count="34" meta:word-count="575" meta:character-count="2637" meta:non-whitespace-character-count="2873"/>
  </office:meta>
</office:document-meta>
</file>